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a5a585"/>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draw:stroke="none" svg:stroke-width="0.001cm" draw:fill-color="#7a7a5a"/>
    </style:style>
    <style:style style:name="gr4" style:family="graphic" style:parent-style-name="standard">
      <style:graphic-properties svg:stroke-width="0.019cm" svg:stroke-color="#494936" draw:fill="none" draw:fill-color="#ffffff" fo:padding-top="-0.04cm" fo:padding-bottom="-0.04cm" fo:padding-left="-0.04cm" fo:padding-right="-0.04cm"/>
    </style:style>
    <style:style style:name="gr5" style:family="graphic" style:parent-style-name="standard">
      <style:graphic-properties svg:stroke-width="0.019cm" svg:stroke-color="#dbdbce" draw:fill="none" draw:fill-color="#ffffff" fo:padding-top="-0.04cm" fo:padding-bottom="-0.04cm" fo:padding-left="-0.04cm" fo:padding-right="-0.04cm"/>
    </style:style>
    <style:style style:name="gr6" style:family="graphic" style:parent-style-name="standard">
      <style:graphic-properties draw:stroke="none" svg:stroke-width="0.001cm" draw:fill-color="#626248"/>
    </style:style>
    <style:style style:name="gr7" style:family="graphic" style:parent-style-name="standard">
      <style:graphic-properties svg:stroke-width="0.019cm" svg:stroke-color="#000000" draw:fill="none" draw:fill-color="#ffffff" fo:padding-top="-0.04cm" fo:padding-bottom="-0.04cm" fo:padding-left="-0.04cm" fo:padding-right="-0.04cm"/>
    </style:style>
    <style:style style:name="gr8" style:family="graphic" style:parent-style-name="standard">
      <style:graphic-properties draw:stroke="none" svg:stroke-width="0.019cm" draw:fill-color="#626248"/>
    </style:style>
    <style:style style:name="gr9" style:family="graphic" style:parent-style-name="standard">
      <style:graphic-properties svg:stroke-width="0.019cm" svg:stroke-color="#313124" draw:fill="none" draw:fill-color="#ffffff" fo:padding-top="-0.04cm" fo:padding-bottom="-0.04cm" fo:padding-left="-0.04cm" fo:padding-right="-0.04cm"/>
    </style:style>
    <style:style style:name="gr10" style:family="graphic" style:parent-style-name="standard">
      <style:graphic-properties draw:stroke="none" svg:stroke-width="0.019cm" draw:fill-color="#c9c9b6"/>
    </style:style>
    <style:style style:name="gr11" style:family="graphic" style:parent-style-name="standard">
      <style:graphic-properties draw:stroke="none" svg:stroke-width="0.019cm" draw:fill-color="#ffffff"/>
    </style:style>
    <style:style style:name="gr12" style:family="graphic" style:parent-style-name="standard">
      <style:graphic-properties draw:stroke="none" svg:stroke-width="0.019cm" draw:fill-color="#000000"/>
    </style:style>
    <style:style style:name="gr13" style:family="graphic" style:parent-style-name="standard">
      <style:graphic-properties svg:stroke-width="0.019cm" svg:stroke-color="#7a7a5a" draw:fill="none" draw:fill-color="#ffffff" fo:padding-top="-0.04cm" fo:padding-bottom="-0.04cm" fo:padding-left="-0.04cm" fo:padding-right="-0.04cm"/>
    </style:style>
    <style:style style:name="gr14" style:family="graphic" style:parent-style-name="standard">
      <style:graphic-properties draw:stroke="none" svg:stroke-width="0.001cm" draw:fill-color="#ffffff"/>
    </style:style>
    <style:style style:name="gr15" style:family="graphic" style:parent-style-name="standard">
      <style:graphic-properties draw:stroke="none" svg:stroke-width="0.019cm" draw:fill-color="#d40031"/>
    </style:style>
    <style:style style:name="gr16" style:family="graphic" style:parent-style-name="standard">
      <style:graphic-properties draw:stroke="none" svg:stroke-width="0.019cm" draw:fill-color="#93936c"/>
    </style:style>
    <style:style style:name="gr17" style:family="graphic" style:parent-style-name="standard">
      <style:graphic-properties draw:stroke="none" svg:stroke-width="0.019cm" draw:fill-color="#dbdbce"/>
    </style:style>
  </office:automatic-styles>
  <office:body>
    <office:drawing>
      <draw:page draw:name="page1" draw:style-name="dp1" draw:master-page-name="Default">
        <draw:g>
          <draw:glue-point draw:id="4" svg:x="-5cm" svg:y="-5cm"/>
          <draw:glue-point draw:id="5" svg:x="0.912cm" svg:y="-5cm"/>
          <draw:glue-point draw:id="6" svg:x="-2.044cm" svg:y="-5cm"/>
          <draw:glue-point draw:id="7" svg:x="-4.246cm" svg:y="5cm"/>
          <draw:glue-point draw:id="8" svg:x="2.078cm" svg:y="5cm"/>
          <draw:glue-point draw:id="9" svg:x="-1.085cm" svg:y="5cm"/>
          <draw:glue-point draw:id="10" svg:x="1.347cm" svg:y="5cm"/>
          <draw:glue-point draw:id="11" svg:x="-2.924cm" svg:y="5cm"/>
          <draw:glue-point draw:id="12" svg:x="-5cm" svg:y="1.7cm"/>
          <draw:glue-point draw:id="13" svg:x="-5cm" svg:y="-1.651cm"/>
          <draw:glue-point draw:id="14" svg:x="5cm" svg:y="-1.667cm"/>
          <draw:glue-point draw:id="15" svg:x="5cm" svg:y="1.165cm"/>
          <draw:glue-point draw:id="16" svg:x="5cm" svg:y="-0.252cm"/>
          <draw:glue-point draw:id="17" svg:x="-0.459cm" svg:y="0.715cm"/>
          <draw:polygon draw:style-name="gr1" draw:layer="layout" svg:width="1.742cm" svg:height="1.34cm" svg:x="0cm" svg:y="0cm" svg:viewBox="0 0 1743 1341" draw:points="0,0 1743,0 1743,1341 0,1341">
            <text:p/>
          </draw:polygon>
          <draw:path draw:style-name="gr2" draw:layer="layout" svg:width="1.742cm" svg:height="1.338cm" svg:x="0cm" svg:y="0.002cm" svg:viewBox="0 0 1743 1339" svg:d="m1743 0v1339h-1743zm1743-1339z">
            <text:p/>
          </draw:path>
          <draw:polygon draw:style-name="gr3" draw:layer="layout" svg:width="0.545cm" svg:height="0.4cm" svg:x="2.139cm" svg:y="0.747cm" svg:viewBox="0 0 546 401" draw:points="0,0 546,0 546,401 0,401">
            <text:p/>
          </draw:polygon>
          <draw:polygon draw:style-name="gr4" draw:layer="layout" svg:width="0.545cm" svg:height="0.4cm" svg:x="2.139cm" svg:y="0.747cm" svg:viewBox="0 0 546 401" draw:points="0,0 546,0 546,401 0,401">
            <text:p/>
          </draw:polygon>
          <draw:line draw:style-name="gr5" draw:layer="layout" svg:x1="2.604cm" svg:y1="0.786cm" svg:x2="2.173cm" svg:y2="0.786cm">
            <text:p/>
          </draw:line>
          <draw:polygon draw:style-name="gr6" draw:layer="layout" svg:width="0.518cm" svg:height="0.5cm" svg:x="1.608cm" svg:y="1.5cm" svg:viewBox="0 0 519 501" draw:points="451,0 0,0 161,113 188,133 215,153 242,180 256,207 262,240 269,274 269,313 262,501 478,501 512,307 519,280 512,253">
            <text:p/>
          </draw:polygon>
          <draw:polygon draw:style-name="gr7" draw:layer="layout" svg:width="0.518cm" svg:height="0.5cm" svg:x="1.608cm" svg:y="1.5cm" svg:viewBox="0 0 519 501" draw:points="451,0 0,0 161,113 188,133 215,153 242,180 256,207 262,240 269,274 269,313 262,501 478,501 512,307 519,280 512,253">
            <text:p/>
          </draw:polygon>
          <draw:polygon draw:style-name="gr8" draw:layer="layout" svg:width="0.72cm" svg:height="0.493cm" svg:x="0.222cm" svg:y="1.5cm" svg:viewBox="0 0 721 494" draw:points="714,0 282,0 249,33 107,220 80,247 47,287 40,313 26,340 0,494 390,494 411,367 417,347 431,327 458,300 673,46 693,19 721,0">
            <text:p/>
          </draw:polygon>
          <draw:polygon draw:style-name="gr9" draw:layer="layout" svg:width="0.72cm" svg:height="0.493cm" svg:x="0.222cm" svg:y="1.5cm" svg:viewBox="0 0 721 494" draw:points="714,0 282,0 249,33 107,220 80,247 47,287 40,313 26,340 0,494 390,494 411,367 417,347 431,327 458,300 673,46 693,19 721,0">
            <text:p/>
          </draw:polygon>
          <draw:polygon draw:style-name="gr10" draw:layer="layout" svg:width="2.058cm" svg:height="0.967cm" svg:x="0.094cm" svg:y="0.533cm" svg:viewBox="0 0 2059 968" draw:points="60,0 1992,0 2059,46 2059,968 0,968 0,46">
            <text:p/>
          </draw:polygon>
          <draw:polygon draw:style-name="gr10" draw:layer="layout" svg:width="2.058cm" svg:height="0.967cm" svg:x="0.094cm" svg:y="0.533cm" svg:viewBox="0 0 2059 968" draw:points="60,0 1992,0 2059,46 2059,968 0,968 0,46">
            <text:p/>
          </draw:polygon>
          <draw:polygon draw:style-name="gr4" draw:layer="layout" svg:width="2.058cm" svg:height="0.967cm" svg:x="0.094cm" svg:y="0.533cm" svg:viewBox="0 0 2059 968" draw:points="60,0 1992,0 2059,46 2059,968 0,968 0,46">
            <text:p/>
          </draw:polygon>
          <draw:polygon draw:style-name="gr11" draw:layer="layout" svg:width="1.561cm" svg:height="0.24cm" svg:x="0.505cm" svg:y="0.713cm" svg:viewBox="0 0 1562 241" draw:points="1562,0 0,0 0,241 1562,241">
            <text:p/>
          </draw:polygon>
          <draw:polygon draw:style-name="gr4" draw:layer="layout" svg:width="1.561cm" svg:height="0.24cm" svg:x="0.505cm" svg:y="0.713cm" svg:viewBox="0 0 1562 241" draw:points="1562,0 0,0 0,241 1562,241">
            <text:p/>
          </draw:polygon>
          <draw:polygon draw:style-name="gr12" draw:layer="layout" svg:width="0.047cm" svg:height="0.673cm" svg:x="0.41cm" svg:y="0.72cm" svg:viewBox="0 0 48 674" draw:points="48,0 0,0 0,674 48,674">
            <text:p/>
          </draw:polygon>
          <draw:polygon draw:style-name="gr7" draw:layer="layout" svg:width="0.047cm" svg:height="0.673cm" svg:x="0.41cm" svg:y="0.72cm" svg:viewBox="0 0 48 674" draw:points="48,0 0,0 0,674 48,674">
            <text:p/>
          </draw:polygon>
          <draw:polygon draw:style-name="gr12" draw:layer="layout" svg:width="0.155cm" svg:height="0.107cm" svg:x="1.5cm" svg:y="0.786cm" svg:viewBox="0 0 156 108" draw:points="156,108 0,108 0,0 156,0">
            <text:p/>
          </draw:polygon>
          <draw:polygon draw:style-name="gr4" draw:layer="layout" svg:width="0.155cm" svg:height="0.107cm" svg:x="1.5cm" svg:y="0.786cm" svg:viewBox="0 0 156 108" draw:points="156,108 0,108 0,0 156,0">
            <text:p/>
          </draw:polygon>
          <draw:polygon draw:style-name="gr12" draw:layer="layout" svg:width="0.155cm" svg:height="0.1cm" svg:x="1.311cm" svg:y="0.793cm" svg:viewBox="0 0 156 101" draw:points="156,101 0,101 0,0 156,0">
            <text:p/>
          </draw:polygon>
          <draw:polygon draw:style-name="gr4" draw:layer="layout" svg:width="0.155cm" svg:height="0.1cm" svg:x="1.311cm" svg:y="0.793cm" svg:viewBox="0 0 156 101" draw:points="156,101 0,101 0,0 156,0">
            <text:p/>
          </draw:polygon>
          <draw:polygon draw:style-name="gr12" draw:layer="layout" svg:width="0.148cm" svg:height="0.1cm" svg:x="0.821cm" svg:y="0.793cm" svg:viewBox="0 0 149 101" draw:points="149,101 0,101 0,0 149,0">
            <text:p/>
          </draw:polygon>
          <draw:polygon draw:style-name="gr4" draw:layer="layout" svg:width="0.148cm" svg:height="0.1cm" svg:x="0.821cm" svg:y="0.793cm" svg:viewBox="0 0 149 101" draw:points="149,101 0,101 0,0 149,0">
            <text:p/>
          </draw:polygon>
          <draw:polygon draw:style-name="gr12" draw:layer="layout" svg:width="0.155cm" svg:height="0.1cm" svg:x="0.626cm" svg:y="0.793cm" svg:viewBox="0 0 156 101" draw:points="156,101 0,101 0,0 156,0">
            <text:p/>
          </draw:polygon>
          <draw:polygon draw:style-name="gr4" draw:layer="layout" svg:width="0.155cm" svg:height="0.1cm" svg:x="0.626cm" svg:y="0.793cm" svg:viewBox="0 0 156 101" draw:points="156,101 0,101 0,0 156,0">
            <text:p/>
          </draw:polygon>
          <draw:polyline draw:style-name="gr13" draw:layer="layout" svg:width="1.722cm" svg:height="0.04cm" svg:x="0.007cm" svg:y="0.073cm" svg:viewBox="0 0 1723 41" draw:points="1723,41 1709,27 1702,20 1695,6 1682,6 1675,0 1655,0 1615,0 1581,0 1561,0 87,0 67,0 46,6 27,13 13,20 0,27 0,34">
            <text:p/>
          </draw:polyline>
          <draw:line draw:style-name="gr4" draw:layer="layout" svg:x1="1.77cm" svg:y1="0.587cm" svg:x2="0.094cm" svg:y2="0.587cm">
            <text:p/>
          </draw:line>
          <draw:polygon draw:style-name="gr6" draw:layer="layout" svg:width="0.572cm" svg:height="0.313cm" svg:x="1.803cm" svg:y="0.4cm" svg:viewBox="0 0 573 314" draw:points="573,0 0,0 0,314 573,314">
            <text:p/>
          </draw:polygon>
          <draw:polygon draw:style-name="gr9" draw:layer="layout" svg:width="0.572cm" svg:height="0.313cm" svg:x="1.803cm" svg:y="0.4cm" svg:viewBox="0 0 573 314" draw:points="573,0 0,0 0,314 573,314">
            <text:p/>
          </draw:polygon>
          <draw:polygon draw:style-name="gr8" draw:layer="layout" svg:width="0.047cm" svg:height="0.34cm" svg:x="1.776cm" svg:y="0.413cm" svg:viewBox="0 0 48 341" draw:points="48,0 0,0 0,341 48,341">
            <text:p/>
          </draw:polygon>
          <draw:polygon draw:style-name="gr9" draw:layer="layout" svg:width="0.047cm" svg:height="0.34cm" svg:x="1.776cm" svg:y="0.413cm" svg:viewBox="0 0 48 341" draw:points="48,0 0,0 0,341 48,341">
            <text:p/>
          </draw:polygon>
          <draw:line draw:style-name="gr7" draw:layer="layout" svg:x1="2.119cm" svg:y1="0.42cm" svg:x2="2.119cm" svg:y2="0.694cm">
            <text:p/>
          </draw:line>
          <draw:line draw:style-name="gr7" draw:layer="layout" svg:x1="2.092cm" svg:y1="0.42cm" svg:x2="2.092cm" svg:y2="0.694cm">
            <text:p/>
          </draw:line>
          <draw:line draw:style-name="gr7" draw:layer="layout" svg:x1="2.065cm" svg:y1="0.42cm" svg:x2="2.065cm" svg:y2="0.694cm">
            <text:p/>
          </draw:line>
          <draw:line draw:style-name="gr7" draw:layer="layout" svg:x1="2.038cm" svg:y1="0.42cm" svg:x2="2.038cm" svg:y2="0.694cm">
            <text:p/>
          </draw:line>
          <draw:line draw:style-name="gr7" draw:layer="layout" svg:x1="2.012cm" svg:y1="0.42cm" svg:x2="2.012cm" svg:y2="0.694cm">
            <text:p/>
          </draw:line>
          <draw:line draw:style-name="gr7" draw:layer="layout" svg:x1="1.984cm" svg:y1="0.42cm" svg:x2="1.984cm" svg:y2="0.694cm">
            <text:p/>
          </draw:line>
          <draw:line draw:style-name="gr7" draw:layer="layout" svg:x1="1.964cm" svg:y1="0.42cm" svg:x2="1.964cm" svg:y2="0.694cm">
            <text:p/>
          </draw:line>
          <draw:polygon draw:style-name="gr14" draw:layer="layout" svg:width="0.289cm" svg:height="0.1cm" svg:x="1.675cm" svg:y="0.32cm" svg:viewBox="0 0 290 101" draw:points="290,0 0,0 0,101 290,101">
            <text:p/>
          </draw:polygon>
          <draw:polygon draw:style-name="gr9" draw:layer="layout" svg:width="0.289cm" svg:height="0.1cm" svg:x="1.675cm" svg:y="0.32cm" svg:viewBox="0 0 290 101" draw:points="290,0 0,0 0,101 290,101">
            <text:p/>
          </draw:polygon>
          <draw:polygon draw:style-name="gr12" draw:layer="layout" svg:width="0.114cm" svg:height="0.113cm" svg:x="1.856cm" svg:y="0.786cm" svg:viewBox="0 0 115 114" draw:points="115,57 115,54 114,51 114,48 113,45 113,42 112,40 111,37 110,34 109,32 107,29 106,26 105,24 103,22 101,20 99,17 97,15 95,13 92,12 90,10 88,8 85,7 82,6 80,4 77,3 74,2 72,2 69,1 66,1 63,0 60,0 57,0 54,0 51,0 48,1 46,1 43,2 40,2 37,3 35,4 32,6 29,7 27,8 24,10 22,12 20,13 17,15 15,17 13,20 12,22 10,24 8,26 7,29 6,32 4,34 3,37 2,40 1,42 1,45 0,48 0,51 0,54 0,57 0,60 0,62 0,65 1,68 1,71 2,74 3,76 4,79 6,82 7,84 8,87 10,89 12,91 13,93 15,96 17,98 20,100 22,101 24,103 27,105 29,106 32,107 35,109 37,110 40,111 43,111 46,112 48,113 51,113 54,114 57,114 60,114 63,113 66,113 69,112 72,111 74,111 77,110 80,109 82,107 85,106 88,105 90,103 92,101 95,100 97,98 99,96 101,93 103,91 105,89 106,87 107,84 109,82 110,79 111,76 112,74 113,71 113,68 114,65 114,62 115,60">
            <text:p/>
          </draw:polygon>
          <draw:polygon draw:style-name="gr4" draw:layer="layout" svg:width="0.108cm" svg:height="0.107cm" svg:x="1.857cm" svg:y="0.786cm" svg:viewBox="0 0 109 108" draw:points="109,54 109,51 109,48 108,46 108,43 106,40 106,38 105,35 104,32 103,30 102,28 100,25 99,23 97,21 95,19 94,17 92,15 89,13 88,11 85,10 83,8 80,6 78,5 76,4 73,3 70,2 68,2 65,1 62,0 59,0 57,0 54,0 51,0 49,0 46,0 43,1 41,2 38,2 35,3 32,4 30,5 28,6 25,8 23,10 21,11 19,13 16,15 14,17 12,19 11,21 9,23 7,25 6,28 5,30 4,32 3,35 2,38 2,40 1,43 0,46 0,48 0,51 0,54 0,57 0,59 0,62 1,65 2,67 2,70 3,73 4,75 5,78 6,80 7,82 9,85 11,87 12,89 14,91 16,93 19,95 21,96 23,98 25,100 28,101 30,102 32,103 35,105 38,105 41,106 43,107 46,108 49,108 51,108 54,108 57,108 59,108 62,108 65,107 68,106 70,105 73,105 76,103 78,102 80,101 83,100 85,98 88,96 89,95 92,93 94,91 95,89 97,87 99,85 100,82 102,80 103,78 104,75 105,73 106,70 106,67 108,65 108,62 109,59 109,57">
            <text:p/>
          </draw:polygon>
          <draw:polygon draw:style-name="gr12" draw:layer="layout" svg:width="0.114cm" svg:height="0.113cm" svg:x="1.164cm" svg:y="0.786cm" svg:viewBox="0 0 115 114" draw:points="115,57 115,54 114,51 114,48 113,45 112,42 112,40 111,37 110,34 109,32 107,29 106,26 104,24 103,22 101,20 99,17 97,15 94,13 92,12 90,10 88,8 85,7 83,6 80,4 77,3 74,2 72,2 69,1 66,1 63,0 60,0 57,0 54,0 51,0 48,1 45,1 43,2 40,2 37,3 34,4 31,6 29,7 27,8 24,10 22,12 20,13 17,15 16,17 13,20 11,22 10,24 8,26 7,29 6,32 4,34 3,37 2,40 2,42 1,45 0,48 0,51 0,54 0,57 0,60 0,62 0,65 1,68 2,71 2,74 3,76 4,79 6,82 7,84 8,87 10,89 11,91 13,93 16,96 17,98 20,100 22,101 24,103 27,105 29,106 31,107 34,109 37,110 40,111 43,111 45,112 48,113 51,113 54,114 57,114 60,114 63,113 66,113 69,112 72,111 74,111 77,110 80,109 83,107 85,106 88,105 90,103 92,101 94,100 97,98 99,96 101,93 103,91 104,89 106,87 107,84 109,82 110,79 111,76 112,74 112,71 113,68 114,65 114,62 115,60">
            <text:p/>
          </draw:polygon>
          <draw:polygon draw:style-name="gr4" draw:layer="layout" svg:width="0.108cm" svg:height="0.107cm" svg:x="1.164cm" svg:y="0.786cm" svg:viewBox="0 0 109 108" draw:points="109,54 109,51 108,48 108,46 107,43 107,40 106,38 105,35 104,32 103,30 102,28 100,25 99,23 97,21 96,19 93,17 92,15 89,13 87,11 85,10 83,8 80,6 78,5 76,4 73,3 70,2 67,2 65,1 62,0 59,0 57,0 54,0 51,0 49,0 46,0 43,1 40,2 38,2 35,3 32,4 30,5 28,6 25,8 23,10 20,11 18,13 16,15 15,17 13,19 11,21 9,23 8,25 7,28 5,30 4,32 3,35 2,38 2,40 1,43 0,46 0,48 0,51 0,54 0,57 0,59 0,62 1,65 2,67 2,70 3,73 4,75 5,78 7,80 8,82 9,85 11,87 13,89 15,91 16,93 18,95 20,96 23,98 25,100 28,101 30,102 32,103 35,105 38,105 40,106 43,107 46,108 49,108 51,108 54,108 57,108 59,108 62,108 65,107 67,106 70,105 73,105 76,103 78,102 80,101 83,100 85,98 87,96 89,95 92,93 93,91 96,89 97,87 99,85 100,82 102,80 103,78 104,75 105,73 106,70 107,67 107,65 108,62 108,59 109,57">
            <text:p/>
          </draw:polygon>
          <draw:polygon draw:style-name="gr15" draw:layer="layout" svg:width="0.114cm" svg:height="0.113cm" svg:x="1.029cm" svg:y="0.786cm" svg:viewBox="0 0 115 114" draw:points="115,57 115,54 114,51 114,48 113,45 113,42 112,40 111,37 110,34 109,32 107,29 106,26 104,24 103,22 101,20 99,17 97,15 94,13 92,12 90,10 87,8 85,7 83,6 80,4 77,3 74,2 72,2 69,1 66,1 63,0 60,0 57,0 54,0 51,0 48,1 45,1 43,2 40,2 37,3 34,4 32,6 29,7 27,8 24,10 22,12 20,13 17,15 15,17 13,20 12,22 10,24 8,26 7,29 6,32 4,34 3,37 2,40 1,42 1,45 0,48 0,51 0,54 0,57 0,60 0,62 0,65 1,68 1,71 2,74 3,76 4,79 6,82 7,84 8,87 10,89 12,91 13,93 15,96 17,98 20,100 22,101 24,103 27,105 29,106 32,107 34,109 37,110 40,111 43,111 45,112 48,113 51,113 54,114 57,114 60,114 63,113 66,113 69,112 72,111 74,111 77,110 80,109 83,107 85,106 87,105 90,103 92,101 94,100 97,98 99,96 101,93 103,91 104,89 106,87 107,84 109,82 110,79 111,76 112,74 113,71 113,68 114,65 114,62 115,60">
            <text:p/>
          </draw:polygon>
          <draw:polygon draw:style-name="gr4" draw:layer="layout" svg:width="0.108cm" svg:height="0.107cm" svg:x="1.029cm" svg:y="0.786cm" svg:viewBox="0 0 109 108" draw:points="109,54 109,51 108,48 108,46 107,43 107,40 106,38 105,35 104,32 103,30 101,28 100,25 98,23 97,21 95,19 94,17 92,15 89,13 87,11 85,10 83,8 80,6 78,5 75,4 73,3 70,2 67,2 65,1 62,0 60,0 57,0 54,0 51,0 48,0 46,0 43,1 40,2 38,2 35,3 32,4 30,5 27,6 25,8 23,10 20,11 18,13 16,15 14,17 12,19 11,21 9,23 7,25 6,28 5,30 4,32 3,35 2,38 1,40 0,43 0,46 0,48 0,51 0,54 0,57 0,59 0,62 0,65 1,67 2,70 3,73 4,75 5,78 6,80 7,82 9,85 11,87 12,89 14,91 16,93 18,95 20,96 23,98 25,100 27,101 30,102 32,103 35,105 38,105 40,106 43,107 46,108 48,108 51,108 54,108 57,108 60,108 62,108 65,107 67,106 70,105 73,105 75,103 78,102 80,101 83,100 85,98 87,96 89,95 92,93 94,91 95,89 97,87 98,85 100,82 101,80 103,78 104,75 105,73 106,70 107,67 107,65 108,62 108,59 109,57">
            <text:p/>
          </draw:polygon>
          <draw:polygon draw:style-name="gr16" draw:layer="layout" svg:width="0.37cm" svg:height="0.56cm" svg:x="2.577cm" svg:y="0.673cm" svg:viewBox="0 0 371 561" draw:points="370,280 365,0 347,1 328,2 309,4 291,6 272,10 255,14 237,19 220,24 203,30 187,37 171,44 155,52 140,60 126,70 112,79 99,89 86,100 75,111 64,122 54,134 44,146 36,159 28,172 22,185 16,199 11,212 7,226 3,240 1,254 0,268 0,282 0,297 2,310 4,324 7,339 12,352 17,366 23,379 30,392 38,405 47,417 56,429 67,442 78,453 90,464 102,474 116,484 130,494 144,502 160,511 174,518 191,526 208,532 225,538 242,543 260,548 278,552 296,555 315,557 333,559 352,560 371,561">
            <text:p/>
          </draw:polygon>
          <draw:polyline draw:style-name="gr4" draw:layer="layout" svg:width="0.37cm" svg:height="0.56cm" svg:x="2.577cm" svg:y="0.673cm" svg:viewBox="0 0 371 561" draw:points="366,0 347,1 328,2 310,4 291,6 272,10 255,14 238,19 220,24 203,30 187,37 171,44 155,52 140,60 126,70 112,79 99,89 86,100 75,111 64,122 54,134 44,146 36,159 28,172 21,185 16,199 11,212 7,226 3,240 1,254 0,268 0,282 0,297 1,310 4,324 7,338 12,351 17,366 23,379 30,392 38,405 47,417 56,429 67,441 78,453 90,464 102,474 115,484 130,494 144,502 159,511 174,518 191,526 208,532 225,538 242,543 260,547 277,552 296,555 314,557 333,559 352,560 371,561">
            <text:p/>
          </draw:polyline>
          <draw:polygon draw:style-name="gr17" draw:layer="layout" svg:width="0.235cm" svg:height="0.16cm" svg:x="2.61cm" svg:y="0.726cm" svg:viewBox="0 0 236 161" draw:points="107,40 74,60 47,80 33,107 13,134 0,161 40,134 74,113 114,100 148,93 188,87 236,87 236,0 181,6 141,20">
            <text:p/>
          </draw:polygon>
          <draw:line draw:style-name="gr4" draw:layer="layout" svg:x1="2.873cm" svg:y1="0.673cm" svg:x2="2.873cm" svg:y2="1.214cm">
            <text:p/>
          </draw:line>
          <draw:line draw:style-name="gr7" draw:layer="layout" svg:x1="2.94cm" svg:y1="0.667cm" svg:x2="2.94cm" svg:y2="1.221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Video Camera right</dc:title>
    <meta:creation-date>2011-02-07T16:39:10</meta:creation-date>
    <meta:editing-duration>P0D</meta:editing-duration>
    <meta:editing-cycles>1</meta:editing-cycles>
    <meta:document-statistic meta:object-count="51"/>
    <meta:generator>OpenOffice.org/3.3$Linux OpenOffice.org_project/330m20$Build-9567</meta:generator>
  </office:meta>
</office:document-meta>
</file>